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1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llion</text:p>
          </table:table-cell>
          <table:table-cell office:value-type="string">
            <text:p>Benjamin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seman</text:p>
          </table:table-cell>
          <table:table-cell office:value-type="string">
            <text:p>Antoi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xinti</text:p>
          </table:table-cell>
          <table:table-cell office:value-type="string">
            <text:p>Igor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tnini</text:p>
          </table:table-cell>
          <table:table-cell office:value-type="string">
            <text:p>Myriam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t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eykens</text:p>
          </table:table-cell>
          <table:table-cell office:value-type="string">
            <text:p>Matthieu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tteaux</text:p>
          </table:table-cell>
          <table:table-cell office:value-type="string">
            <text:p>Guillaum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telais</text:p>
          </table:table-cell>
          <table:table-cell office:value-type="string">
            <text:p>Quent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istac</text:p>
          </table:table-cell>
          <table:table-cell office:value-type="string">
            <text:p>Alexandre</text:p>
          </table:table-cell>
          <table:table-cell table:number-columns-repeated="7"/>
        </table:table-row>
        <table:table-row table:style-name="ro1">
          <table:table-cell office:value-type="string">
            <text:p>De <text:span text:style-name="T1">Ville</text:span></text:p>
          </table:table-cell>
          <table:table-cell table:style-name="ce1" office:value-type="string">
            <text:p>Halim</text:p>
          </table:table-cell>
          <table:table-cell table:number-columns-repeated="7"/>
        </table:table-row>
        <table:table-row table:style-name="ro1">
          <table:table-cell office:value-type="string">
            <text:p>Dia <text:span text:style-name="T1">Alhassane</text:span></text:p>
          </table:table-cell>
          <table:table-cell table:style-name="ce1" office:value-type="string">
            <text:p>A.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ubrulle</text:p>
          </table:table-cell>
          <table:table-cell office:value-type="string">
            <text:p>Nicola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ufeu</text:p>
          </table:table-cell>
          <table:table-cell office:value-type="string">
            <text:p>Jean-Philippe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etiveau</text:p>
          </table:table-cell>
          <table:table-cell office:value-type="string">
            <text:p>Jérémy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ntaine</text:p>
          </table:table-cell>
          <table:table-cell office:value-type="string">
            <text:p>Jérémy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ulon</text:p>
          </table:table-cell>
          <table:table-cell office:value-type="string">
            <text:p>Nicola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enoy</text:p>
          </table:table-cell>
          <table:table-cell office:value-type="string">
            <text:p>Quentin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ouzer</text:p>
          </table:table-cell>
          <table:table-cell office:value-type="string">
            <text:p>Willia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hek</text:p>
          </table:table-cell>
          <table:table-cell office:value-type="string">
            <text:p>Kevin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ave</text:p>
          </table:table-cell>
          <table:table-cell office:value-type="string">
            <text:p>Guy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Guida</text:p>
          </table:table-cell>
          <table:table-cell office:value-type="string">
            <text:p>Tony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inck</text:p>
          </table:table-cell>
          <table:table-cell office:value-type="string">
            <text:p>Sébastien</text:p>
          </table:table-cell>
          <table:table-cell table:number-columns-repeated="7"/>
        </table:table-row>
        <table:table-row table:style-name="ro1">
          <table:table-cell office:value-type="string">
            <text:p>Havet</text:p>
          </table:table-cell>
          <table:table-cell office:value-type="string">
            <text:p>Aurélien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chani</text:p>
          </table:table-cell>
          <table:table-cell office:value-type="string">
            <text:p>Zineb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herounts</text:p>
          </table:table-cell>
          <table:table-cell office:value-type="string">
            <text:p>Satenic</text:p>
          </table:table-cell>
          <table:table-cell table:number-columns-repeated="7"/>
        </table:table-row>
        <table:table-row table:style-name="ro1">
          <table:table-cell office:value-type="string">
            <text:p>Koma</text:p>
          </table:table-cell>
          <table:table-cell office:value-type="string">
            <text:p>Xavier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igle</text:p>
          </table:table-cell>
          <table:table-cell office:value-type="string">
            <text:p>Florian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fer</text:p>
          </table:table-cell>
          <table:table-cell office:value-type="string">
            <text:p>Grégory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ison</text:p>
          </table:table-cell>
          <table:table-cell office:value-type="string">
            <text:p>Dorothée</text:p>
          </table:table-cell>
          <table:table-cell table:number-columns-repeated="7"/>
        </table:table-row>
        <table:table-row table:style-name="ro1">
          <table:table-cell office:value-type="string">
            <text:p>Nait <text:span text:style-name="T1">Abdelaziz</text:span></text:p>
          </table:table-cell>
          <table:table-cell table:style-name="ce1" office:value-type="string">
            <text:p>Yani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drigues</text:p>
          </table:table-cell>
          <table:table-cell office:value-type="string">
            <text:p>Rémi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eng Zhi</text:p>
          </table:table-cell>
          <table:table-cell office:value-type="string">
            <text:p>Hao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11/03/2012</text:date>, <text:time>17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2-11-03T17:24:33</dc:date>
    <meta:generator>NeoOffice/3.1.2$Unix OpenOffice.org_project/Patch 9</meta:generator>
    <meta:editing-duration>PT04H45M21S</meta:editing-duration>
    <meta:editing-cycles>19</meta:editing-cycles>
    <meta:document-statistic meta:table-count="1" meta:cell-count="260" meta:object-count="0"/>
  </office:meta>
</office:document-meta>
</file>